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3cb12" officeooo:paragraph-rsid="0013cb12" style:font-size-asian="10pt" style:font-size-complex="10pt"/>
    </style:style>
    <style:style style:name="P2" style:family="paragraph" style:parent-style-name="Standard">
      <style:text-properties fo:font-size="10pt" officeooo:rsid="0013cb12" officeooo:paragraph-rsid="0015ad58" style:font-size-asian="10pt" style:font-size-complex="10pt"/>
    </style:style>
    <style:style style:name="P3" style:family="paragraph" style:parent-style-name="Standard">
      <style:text-properties fo:font-size="10pt" officeooo:rsid="0013cb12" officeooo:paragraph-rsid="00173f3f" style:font-size-asian="10pt" style:font-size-complex="10pt"/>
    </style:style>
    <style:style style:name="P4" style:family="paragraph" style:parent-style-name="Standard">
      <style:text-properties officeooo:paragraph-rsid="0015ad58"/>
    </style:style>
    <style:style style:name="P5" style:family="paragraph" style:parent-style-name="Standard" style:list-style-name="L1">
      <style:text-properties fo:font-size="10pt" officeooo:rsid="0013cb12" officeooo:paragraph-rsid="0015ad58" style:font-size-asian="10pt" style:font-size-complex="10pt"/>
    </style:style>
    <style:style style:name="P6" style:family="paragraph" style:parent-style-name="Standard" style:list-style-name="L2">
      <style:text-properties fo:font-size="10pt" officeooo:rsid="0013cb12" officeooo:paragraph-rsid="0015ad58" style:font-size-asian="10pt" style:font-size-complex="10pt"/>
    </style:style>
    <style:style style:name="P7" style:family="paragraph" style:parent-style-name="Standard" style:list-style-name="L3">
      <style:text-properties fo:font-size="10pt" officeooo:rsid="0013cb12" officeooo:paragraph-rsid="00173f3f" style:font-size-asian="10pt" style:font-size-complex="10pt"/>
    </style:style>
    <style:style style:name="P8" style:family="paragraph" style:parent-style-name="Standard" style:list-style-name="L4">
      <style:text-properties fo:font-size="10pt" officeooo:rsid="0013cb12" officeooo:paragraph-rsid="00173f3f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cb12" officeooo:paragraph-rsid="001916e2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0pt" officeooo:rsid="0013cb12" style:font-size-asian="10pt" style:font-size-complex="10pt"/>
    </style:style>
    <style:style style:name="T4" style:family="text">
      <style:text-properties fo:font-size="10pt" officeooo:rsid="0015ad58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bold" officeooo:rsid="0013cb12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3cb12" style:font-size-asian="10pt" style:font-weight-asian="bold" style:font-size-complex="10pt" style:font-weight-complex="bold"/>
    </style:style>
    <style:style style:name="T7" style:family="text">
      <style:text-properties officeooo:rsid="0015ad58"/>
    </style:style>
    <style:style style:name="T8" style:family="text">
      <style:text-properties officeooo:rsid="00173f3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1916e2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<text:span text:style-name="T11">LD – Projet Foody</text:span></text:p>
      <text:p text:style-name="P1"/>
      <text:p text:style-name="P1">Client (<text:span text:style-name="T1">CodeCli</text:span>, Societe, Contact, Fonction, Address, Ville, Region, CodePostal, Pays, Tel, Fax)</text:p>
      <text:p text:style-name="P1"/>
      <text:p text:style-name="P1">Messager (<text:span text:style-name="T1">NoMess</text:span>, NomMess, Tel)</text:p>
      <text:p text:style-name="P1"/>
      <text:p text:style-name="P1">Fournisseur (<text:span text:style-name="T1">NoFour</text:span>, Societe, Contact, Fonction, Address, Ville, Region, CodePostal, Pays, Tel, Fax, PageAccueil)</text:p>
      <text:p text:style-name="P1"/>
      <text:p text:style-name="P1">Categorie (<text:span text:style-name="T2">CodeCateg</text:span>, NomCateg, Description)</text:p>
      <text:p text:style-name="P1"/>
      <text:p text:style-name="P1"><text:span text:style-name="T9">Employe</text:span> (<text:span text:style-name="T1">NoEmp</text:span><text:span text:style-name="T10">*</text:span>, Nom, Prenom, Fonction, TitreCourtoisie, DateNaissance, DateEmbauche, Adresse, Ville, Region, <text:tab/> <text:s/>CodePostal, Pays, TelDom, Extension, RendCompteA<text:span text:style-name="T11">#</text:span>)</text:p>
      <text:list xml:id="list1423924904" text:style-name="L1">
        <text:list-item>
          <text:p text:style-name="P5">( RendCompteA)<text:tab/>REFERENCES Employe(NoEmp)</text:p>
        </text:list-item>
      </text:list>
      <text:p text:style-name="P2"/>
      <text:p text:style-name="P4"><text:span text:style-name="T6">Produit</text:span><text:span text:style-name="T3"> (</text:span><text:span text:style-name="T5">Refprod</text:span><text:span text:style-name="T3">, Nomprod, </text:span><text:span text:style-name="T4">N</text:span><text:span text:style-name="T3">oFour*, CodeCateg*,QteParUnit, PrixUnit, UnitesStock, UnitesCom, NiveauReap, <text:tab/>Indisponible</text:span><text:span text:style-name="T4">)</text:span></text:p>
      <text:list xml:id="list2499183363" text:style-name="L2">
        <text:list-item>
          <text:p text:style-name="P6">FOREIGN KEY (NoFour)<text:tab/><text:tab/>REFERENCES Fournisseur(NoFour)</text:p>
        </text:list-item>
        <text:list-item>
          <text:p text:style-name="P6">FOREIGN KEY (CodeCateg)<text:tab/>REFERENCES Categorie(CodeCateg)</text:p>
        </text:list-item>
      </text:list>
      <text:p text:style-name="P2"/>
      <text:p text:style-name="P3"><text:span text:style-name="T9">Commande</text:span> (<text:span text:style-name="T1">NoCom</text:span>, CodeCli*, NoEmp*, DateCom, AlivAvant, DateEnv, NoMess*, Port, Destinataire, AdrLiv, VilleLiv, <text:tab/> <text:s text:c="5"/>RegionLiv, CodePostalLiv, PaysLiv<text:span text:style-name="T8">)</text:span></text:p>
      <text:list xml:id="list937852706" text:style-name="L3">
        <text:list-item>
          <text:p text:style-name="P7">FOREIGN KEY (CodeCli) <text:tab/>REFERENCES Client(CodeCli)</text:p>
        </text:list-item>
        <text:list-item>
          <text:p text:style-name="P7">FOREIGN KEY (NoEmp) <text:tab/>REFERENCES Employe(NoEmp)</text:p>
        </text:list-item>
        <text:list-item>
          <text:p text:style-name="P7">FOREIGN KEY (NoMess) <text:tab/>REFERENCES Messager(NoMess)</text:p>
        </text:list-item>
      </text:list>
      <text:p text:style-name="P3"/>
      <text:p text:style-name="P3"><text:span text:style-name="T9">DetailCommande</text:span> (<text:span text:style-name="T1">NoCom</text:span><text:span text:style-name="T10">*</text:span>, <text:span text:style-name="T1">RefProd</text:span><text:span text:style-name="T10">*</text:span>, PrixUnit, Qte, Remise<text:span text:style-name="T8">) </text:span></text:p>
      <text:list xml:id="list2269939984" text:style-name="L4">
        <text:list-item>
          <text:p text:style-name="P8">FOREIGN KEY (NoCom) REFERENCES Commande(NoCom)</text:p>
        </text:list-item>
        <text:list-item>
          <text:p text:style-name="P8">FOREIGN KEY (RefProd) REFERENCES Produit(Refprod)</text:p>
        </text:list-item>
        <text:list-item>
          <text:p text:style-name="P8">PRIMARY KEY(NoCom,RefProd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11:49:56.785000000</meta:creation-date>
    <dc:date>2021-02-08T13:03:50.081000000</dc:date>
    <meta:editing-duration>PT3H18M30S</meta:editing-duration>
    <meta:editing-cycles>3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8" meta:word-count="133" meta:character-count="1214" meta:non-whitespace-character-count="1091"/>
  </office:meta>
</office:document-meta>
</file>